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15mm"/>
    </style:style>
    <style:style style:name="co2" style:family="table-column">
      <style:table-column-properties fo:break-before="auto" style:column-width="30.4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06" table:default-cell-style-name="ce1"/>
        <table:table-row table:style-name="ro1">
          <table:table-cell office:value-type="string" calcext:value-type="string">
            <text:p>Global Stream Statistics Counters: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D: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<text:s text:c="2"/>TxPortName</text:p>
          </table:table-cell>
          <table:table-cell office:value-type="string" calcext:value-type="string">
            <text:p>Port 0/0/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StreamId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RxPortName</text:p>
          </table:table-cell>
          <table:table-cell office:value-type="string" calcext:value-type="string">
            <text:p>Port 0/4/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TidValueString</text:p>
          </table:table-cell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Description</text:p>
          </table:table-cell>
          <table:table-cell office:value-type="string" calcext:value-type="string">
            <text:p>Stream number 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X Totals: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<text:s text:c="2"/>TxPercent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TxBpsL1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TxBpsL2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TxPps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TxBytes</text:p>
          </table:table-cell>
          <table:table-cell office:value-type="float" office:value="13150058460" calcext:value-type="float">
            <text:p>1315005846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TxPackets</text:p>
          </table:table-cell>
          <table:table-cell office:value-type="float" office:value="119545986" calcext:value-type="float">
            <text:p>11954598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X Totals: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<text:s text:c="2"/>RxPercent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RxBpsL1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RxBpsL2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RxPps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RxBytes</text:p>
          </table:table-cell>
          <table:table-cell office:value-type="float" office:value="13150059010" calcext:value-type="float">
            <text:p>131500590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RxPackets</text:p>
          </table:table-cell>
          <table:table-cell office:value-type="float" office:value="119545991" calcext:value-type="float">
            <text:p>11954599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X Errors: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<text:s text:c="2"/>TxRxDiff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LostPackets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MisorderPackets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PayloadErrors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BitErrorRate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X Latency: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<text:s text:c="2"/>AggrMinLatency</text:p>
          </table:table-cell>
          <table:table-cell office:value-type="float" office:value="9711" calcext:value-type="float">
            <text:p>97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AggrAvgLatency</text:p>
          </table:table-cell>
          <table:table-cell office:value-type="float" office:value="10657" calcext:value-type="float">
            <text:p>1065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AggrMaxLatency</text:p>
          </table:table-cell>
          <table:table-cell office:value-type="float" office:value="38071" calcext:value-type="float">
            <text:p>3807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AggrLatencyRange</text:p>
          </table:table-cell>
          <table:table-cell office:value-type="float" office:value="28360" calcext:value-type="float">
            <text:p>2836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CurrMinLatency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CurrAvgLatency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CurrMaxLatency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CurrLatencyRange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X Jitter: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<text:s text:c="2"/>AggrMinJitter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AggrAvgJitter</text:p>
          </table:table-cell>
          <table:table-cell office:value-type="float" office:value="61" calcext:value-type="float">
            <text:p>6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AggrMaxJitter</text:p>
          </table:table-cell>
          <table:table-cell office:value-type="float" office:value="27951" calcext:value-type="float">
            <text:p>2795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AggrJitterRange</text:p>
          </table:table-cell>
          <table:table-cell office:value-type="float" office:value="27951" calcext:value-type="float">
            <text:p>2795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CurrMinJitter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CurrAvgJitter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CurrMaxJitter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CurrJitterRange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 table:number-rows-repeated="1048530">
          <table:table-cell table:number-columns-repeated="1008"/>
        </table:table-row>
        <table:table-row table:style-name="ro1"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9">00.00.0000</text:date>, <text:time style:data-style-name="N2" text:time-value="14:08:04.02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15:36:13.496000000</meta:creation-date>
    <dc:date>2016-08-19T14:08:28.580000000</dc:date>
    <meta:editing-duration>PT27M45S</meta:editing-duration>
    <meta:editing-cycles>6</meta:editing-cycles>
    <meta:generator>LibreOffice/5.0.2.2$Windows_x86 LibreOffice_project/37b43f919e4de5eeaca9b9755ed688758a8251fe</meta:generator>
    <meta:document-statistic meta:table-count="1" meta:cell-count="83" meta:object-count="0"/>
  </office:meta>
</office:document-meta>
</file>